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  <style:text-properties fo:font-weight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>
            <text:p>8/0.1</text:p>
          </table:table-cell>
          <table:table-cell office:value-type="string">
            <text:p>8/0.3</text:p>
          </table:table-cell>
          <table:table-cell office:value-type="string">
            <text:p>8/0.5</text:p>
          </table:table-cell>
          <table:table-cell office:value-type="string">
            <text:p>8/0.7</text:p>
          </table:table-cell>
          <table:table-cell office:value-type="string">
            <text:p>8/0.9</text:p>
          </table:table-cell>
          <table:table-cell table:number-columns-repeated="14"/>
        </table:table-row>
        <table:table-row table:style-name="ro1">
          <table:table-cell office:value-type="string">
            <text:p>DSATUR+Interchage</text:p>
          </table:table-cell>
          <table:table-cell office:value-type="string">
            <text:p>2 3 (0,000833)</text:p>
          </table:table-cell>
          <table:table-cell office:value-type="string">
            <text:p>3 3 (0,0001)</text:p>
          </table:table-cell>
          <table:table-cell office:value-type="string">
            <text:p>3,33 3 (0,0001)</text:p>
          </table:table-cell>
          <table:table-cell office:value-type="string">
            <text:p>4,33 3 (0,000133)</text:p>
          </table:table-cell>
          <table:table-cell office:value-type="string">
            <text:p>6 3 (0,0003)</text:p>
          </table:table-cell>
          <table:table-cell table:number-columns-repeated="14"/>
        </table:table-row>
        <table:table-row table:style-name="ro1">
          <table:table-cell office:value-type="string">
            <text:p>Enumeración Implícita</text:p>
          </table:table-cell>
          <table:table-cell office:value-type="string">
            <text:p>2 (0,0001)</text:p>
          </table:table-cell>
          <table:table-cell office:value-type="string">
            <text:p>3 (0,0001)</text:p>
          </table:table-cell>
          <table:table-cell office:value-type="string">
            <text:p>3,33 (0,0001)</text:p>
          </table:table-cell>
          <table:table-cell office:value-type="string">
            <text:p>4,33 (0,000133)</text:p>
          </table:table-cell>
          <table:table-cell office:value-type="string">
            <text:p>6 (0,0003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10/0.1</text:p>
          </table:table-cell>
          <table:table-cell office:value-type="string">
            <text:p>10/0.3</text:p>
          </table:table-cell>
          <table:table-cell office:value-type="string">
            <text:p>10/0.5</text:p>
          </table:table-cell>
          <table:table-cell office:value-type="string">
            <text:p>10/0.7</text:p>
          </table:table-cell>
          <table:table-cell office:value-type="string">
            <text:p>10/0.9</text:p>
          </table:table-cell>
          <table:table-cell table:number-columns-repeated="14"/>
        </table:table-row>
        <table:table-row table:style-name="ro1">
          <table:table-cell office:value-type="string">
            <text:p>DSATUR+Interchage</text:p>
          </table:table-cell>
          <table:table-cell office:value-type="string">
            <text:p>2 3 (0,0001)</text:p>
          </table:table-cell>
          <table:table-cell office:value-type="string">
            <text:p>3,33 3 (0.000133)</text:p>
          </table:table-cell>
          <table:table-cell office:value-type="string">
            <text:p>3,67 3 (0,000167)</text:p>
          </table:table-cell>
          <table:table-cell office:value-type="string">
            <text:p>5 3 (0,000333)</text:p>
          </table:table-cell>
          <table:table-cell office:value-type="string">
            <text:p>7,33 3 (0,0008)</text:p>
          </table:table-cell>
          <table:table-cell table:number-columns-repeated="14"/>
        </table:table-row>
        <table:table-row table:style-name="ro1">
          <table:table-cell office:value-type="string">
            <text:p>Enumeración Implícita</text:p>
          </table:table-cell>
          <table:table-cell office:value-type="string">
            <text:p>2 (0,0001)</text:p>
          </table:table-cell>
          <table:table-cell table:style-name="ce2" office:value-type="string">
            <text:p>3,33 (0,000133)</text:p>
          </table:table-cell>
          <table:table-cell table:style-name="ce2" office:value-type="string">
            <text:p>3,67 (0,000167)</text:p>
          </table:table-cell>
          <table:table-cell table:style-name="ce1" office:value-type="string">
            <text:p>5 (0,000867)</text:p>
          </table:table-cell>
          <table:table-cell office:value-type="string">
            <text:p>7,33 (0,0008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12/0.1</text:p>
          </table:table-cell>
          <table:table-cell office:value-type="string">
            <text:p>12/0.3</text:p>
          </table:table-cell>
          <table:table-cell table:style-name="ce3" office:value-type="string">
            <text:p>12/0.5</text:p>
          </table:table-cell>
          <table:table-cell office:value-type="string">
            <text:p>12/0.7</text:p>
          </table:table-cell>
          <table:table-cell office:value-type="string">
            <text:p>12/0.9</text:p>
          </table:table-cell>
          <table:table-cell table:number-columns-repeated="14"/>
        </table:table-row>
        <table:table-row table:style-name="ro1">
          <table:table-cell office:value-type="string">
            <text:p>DSATUR+Interchage</text:p>
          </table:table-cell>
          <table:table-cell office:value-type="string">
            <text:p>2,33 3 (0,0001)</text:p>
          </table:table-cell>
          <table:table-cell table:style-name="ce3" office:value-type="string">
            <text:p>3,67 3 (0,0002)</text:p>
          </table:table-cell>
          <table:table-cell table:style-name="ce5" office:value-type="string">
            <text:p>5 2 (0,000367)</text:p>
          </table:table-cell>
          <table:table-cell table:style-name="ce3" office:value-type="string">
            <text:p>6,67 3 (0,0007)</text:p>
          </table:table-cell>
          <table:table-cell office:value-type="string">
            <text:p>8 3 (0,001467)</text:p>
          </table:table-cell>
          <table:table-cell table:number-columns-repeated="14"/>
        </table:table-row>
        <table:table-row table:style-name="ro1">
          <table:table-cell office:value-type="string">
            <text:p>Enumeración Implícita</text:p>
          </table:table-cell>
          <table:table-cell office:value-type="string">
            <text:p>2,33 (0,0001)</text:p>
          </table:table-cell>
          <table:table-cell table:style-name="ce4" office:value-type="string">
            <text:p>3,67 (0,3168)</text:p>
          </table:table-cell>
          <table:table-cell table:style-name="ce6" office:value-type="string">
            <text:p>4,67 (0,000533)</text:p>
          </table:table-cell>
          <table:table-cell table:style-name="ce3" office:value-type="string">
            <text:p>6,67 (0,0007)</text:p>
          </table:table-cell>
          <table:table-cell office:value-type="string">
            <text:p>8 (0,001333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>
            <text:p>14/0.1</text:p>
          </table:table-cell>
          <table:table-cell office:value-type="string">
            <text:p>14/0.3</text:p>
          </table:table-cell>
          <table:table-cell office:value-type="string">
            <text:p>14/0.5</text:p>
          </table:table-cell>
          <table:table-cell office:value-type="string">
            <text:p>14/0.7</text:p>
          </table:table-cell>
          <table:table-cell office:value-type="string">
            <text:p>14/0.9</text:p>
          </table:table-cell>
          <table:table-cell table:number-columns-repeated="14"/>
        </table:table-row>
        <table:table-row table:style-name="ro1">
          <table:table-cell office:value-type="string">
            <text:p>DSATUR+Interchage</text:p>
          </table:table-cell>
          <table:table-cell office:value-type="string">
            <text:p>2 3 (0,000167)</text:p>
          </table:table-cell>
          <table:table-cell office:value-type="string">
            <text:p>3,67 3 (0,000267)</text:p>
          </table:table-cell>
          <table:table-cell office:value-type="string">
            <text:p>5 3 (0,0008)</text:p>
          </table:table-cell>
          <table:table-cell office:value-type="string">
            <text:p>6,33 3 (0,0012)</text:p>
          </table:table-cell>
          <table:table-cell office:value-type="string">
            <text:p>10 3 (0,003833)</text:p>
          </table:table-cell>
          <table:table-cell table:number-columns-repeated="14"/>
        </table:table-row>
        <table:table-row table:style-name="ro1">
          <table:table-cell office:value-type="string">
            <text:p>Enumeración Implícita</text:p>
          </table:table-cell>
          <table:table-cell office:value-type="string">
            <text:p>2 (0,000133)</text:p>
          </table:table-cell>
          <table:table-cell office:value-type="string">
            <text:p>3,67 (0.000267)</text:p>
          </table:table-cell>
          <table:table-cell table:style-name="ce1" office:value-type="string">
            <text:p>5 (5,370433)</text:p>
          </table:table-cell>
          <table:table-cell table:style-name="ce2" office:value-type="string">
            <text:p>6,33 (0.000867)</text:p>
          </table:table-cell>
          <table:table-cell table:style-name="ce2" office:value-type="string">
            <text:p>10 (0,0037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16/0.1</text:p>
          </table:table-cell>
          <table:table-cell office:value-type="string">
            <text:p>16/0.3</text:p>
          </table:table-cell>
          <table:table-cell office:value-type="string">
            <text:p>16/0.5</text:p>
          </table:table-cell>
          <table:table-cell office:value-type="string">
            <text:p>16/0.7</text:p>
          </table:table-cell>
          <table:table-cell office:value-type="string">
            <text:p>16/0.9</text:p>
          </table:table-cell>
          <table:table-cell table:number-columns-repeated="14"/>
        </table:table-row>
        <table:table-row table:style-name="ro1">
          <table:table-cell office:value-type="string">
            <text:p>DSATUR+Interchage</text:p>
          </table:table-cell>
          <table:table-cell office:value-type="string">
            <text:p>2,67 3 (0,0002)</text:p>
          </table:table-cell>
          <table:table-cell office:value-type="string">
            <text:p>3,67 3 (0,000367)</text:p>
          </table:table-cell>
          <table:table-cell office:value-type="string">
            <text:p>5,33 3 (0,0008)</text:p>
          </table:table-cell>
          <table:table-cell office:value-type="string">
            <text:p>7,33 3 (0,0022)</text:p>
          </table:table-cell>
          <table:table-cell office:value-type="string">
            <text:p>11,33 3 (0,006533)</text:p>
          </table:table-cell>
          <table:table-cell table:number-columns-repeated="14"/>
        </table:table-row>
        <table:table-row table:style-name="ro1">
          <table:table-cell office:value-type="string">
            <text:p>Enumeración Implícita</text:p>
          </table:table-cell>
          <table:table-cell office:value-type="string">
            <text:p>2,97 (0,0002)</text:p>
          </table:table-cell>
          <table:table-cell office:value-type="string">
            <text:p>3,67 (0,000367)</text:p>
          </table:table-cell>
          <table:table-cell office:value-type="string">
            <text:p>5,33 (69,7040)</text:p>
          </table:table-cell>
          <table:table-cell office:value-type="string">
            <text:p>7,33 (0.001833)</text:p>
          </table:table-cell>
          <table:table-cell office:value-type="string">
            <text:p>11,33 (0.0068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18/0.1</text:p>
          </table:table-cell>
          <table:table-cell office:value-type="string">
            <text:p>18/0.3</text:p>
          </table:table-cell>
          <table:table-cell office:value-type="string">
            <text:p>18/0.5</text:p>
          </table:table-cell>
          <table:table-cell office:value-type="string">
            <text:p>18/0.7</text:p>
          </table:table-cell>
          <table:table-cell office:value-type="string">
            <text:p>18/0.9</text:p>
          </table:table-cell>
          <table:table-cell table:number-columns-repeated="14"/>
        </table:table-row>
        <table:table-row table:style-name="ro1">
          <table:table-cell office:value-type="string">
            <text:p>DSATUR+Interchage</text:p>
          </table:table-cell>
          <table:table-cell office:value-type="string">
            <text:p>3 3 (0,0003)</text:p>
          </table:table-cell>
          <table:table-cell office:value-type="string">
            <text:p>3,67 3 (0,0006)</text:p>
          </table:table-cell>
          <table:table-cell office:value-type="string">
            <text:p>5 2 (0,001067)</text:p>
          </table:table-cell>
          <table:table-cell office:value-type="string">
            <text:p>7 3 (0,002233)</text:p>
          </table:table-cell>
          <table:table-cell office:value-type="string">
            <text:p>11,67 3 (0,0090)</text:p>
          </table:table-cell>
          <table:table-cell table:number-columns-repeated="14"/>
        </table:table-row>
        <table:table-row table:style-name="ro1">
          <table:table-cell office:value-type="string">
            <text:p>Enumeración Implícita</text:p>
          </table:table-cell>
          <table:table-cell office:value-type="string">
            <text:p>3 (0,0003)</text:p>
          </table:table-cell>
          <table:table-cell office:value-type="string">
            <text:p>3,67 (0,0006)</text:p>
          </table:table-cell>
          <table:table-cell table:style-name="ce1" office:value-type="string">
            <text:p>5 (1&gt;0,00095)</text:p>
          </table:table-cell>
          <table:table-cell office:value-type="string">
            <text:p>7 (0,0021)</text:p>
          </table:table-cell>
          <table:table-cell office:value-type="string">
            <text:p>11,67 (81,33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20/0.1</text:p>
          </table:table-cell>
          <table:table-cell office:value-type="string">
            <text:p>20/0.3</text:p>
          </table:table-cell>
          <table:table-cell office:value-type="string">
            <text:p>20/0.5</text:p>
          </table:table-cell>
          <table:table-cell office:value-type="string">
            <text:p>20/0.7</text:p>
          </table:table-cell>
          <table:table-cell office:value-type="string">
            <text:p>20/0.9</text:p>
          </table:table-cell>
          <table:table-cell table:number-columns-repeated="14"/>
        </table:table-row>
        <table:table-row table:style-name="ro1">
          <table:table-cell office:value-type="string">
            <text:p>DSATUR+Interchage</text:p>
          </table:table-cell>
          <table:table-cell office:value-type="string">
            <text:p>3,33 2 (0,000467)</text:p>
          </table:table-cell>
          <table:table-cell office:value-type="string">
            <text:p>4 3 (0,000867)</text:p>
          </table:table-cell>
          <table:table-cell office:value-type="string">
            <text:p>6 1 (0,001567)</text:p>
          </table:table-cell>
          <table:table-cell table:style-name="ce5" office:value-type="string">
            <text:p>8,33 1 (0,003767)</text:p>
          </table:table-cell>
          <table:table-cell office:value-type="string">
            <text:p>12,67 3 (0,0146)</text:p>
          </table:table-cell>
          <table:table-cell table:number-columns-repeated="14"/>
        </table:table-row>
        <table:table-row table:style-name="ro1">
          <table:table-cell office:value-type="string">
            <text:p>Enumeración Implícita</text:p>
          </table:table-cell>
          <table:table-cell table:style-name="ce1" office:value-type="string">
            <text:p>3,5 (1&gt;0,00045)</text:p>
          </table:table-cell>
          <table:table-cell office:value-type="string">
            <text:p>4 (0,0009)</text:p>
          </table:table-cell>
          <table:table-cell table:style-name="ce1" office:value-type="string">
            <text:p>6 (2&gt;0.0016)</text:p>
          </table:table-cell>
          <table:table-cell table:style-name="ce7" office:value-type="string">
            <text:p>7,5 (1&gt;15,84425)</text:p>
          </table:table-cell>
          <table:table-cell office:value-type="string">
            <text:p>12,67 (0,0142)</text:p>
          </table:table-cell>
          <table:table-cell table:number-columns-repeated="14"/>
        </table:table-row>
        <table:table-row table:style-name="ro1" table:number-rows-repeated="72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21/02/2010</text:date>, <text:time>18:06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10-02-21T18:06:11</dc:date>
    <dc:creator>German Jaber</dc:creator>
    <meta:editing-duration>PT01H15M11S</meta:editing-duration>
    <meta:editing-cycles>1</meta:editing-cycles>
    <meta:document-statistic meta:table-count="1" meta:cell-count="119" meta:object-count="0"/>
  </office:meta>
</office:document-meta>
</file>